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ITCLegacySans LT Book" svg:font-family="'ITCLegacySans LT Boo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ITCLegacySans LT Book2" svg:font-family="'ITCLegacySans LT Book'" style:font-adornments="Negrita" style:font-family-generic="swiss" style:font-pitch="variable"/>
    <style:font-face style:name="ITCLegacySans LT Book1" svg:font-family="'ITCLegacySans LT Book'" style:font-adornments="Predeterminado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NiceWareHeader" style:family="table">
      <style:table-properties style:width="17cm" table:align="margins"/>
    </style:style>
    <style:style style:name="NiceWareHeader.A" style:family="table-column">
      <style:table-column-properties style:column-width="5.667cm" style:rel-column-width="21845*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4.789cm" style:rel-column-width="18462*"/>
    </style:style>
    <style:style style:name="Tabla2.B" style:family="table-column">
      <style:table-column-properties style:column-width="12.211cm" style:rel-column-width="47073*"/>
    </style:style>
    <style:style style:name="Tabla2.A1" style:family="table-cell">
      <style:table-cell-properties fo:padding="0cm" fo:border="none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A1" style:family="table-cell">
      <style:table-cell-properties fo:padding="0cm" fo:border="none"/>
    </style:style>
    <style:style style:name="P1" style:family="paragraph" style:parent-style-name="pie_20_pagina_20_principal">
      <style:paragraph-properties>
        <style:tab-stops>
          <style:tab-stop style:position="2.399cm"/>
          <style:tab-stop style:position="8.498cm" style:type="center"/>
          <style:tab-stop style:position="16.999cm" style:type="right"/>
        </style:tab-stops>
      </style:paragraph-properties>
      <style:text-properties style:font-name="Verdana" officeooo:rsid="001a661c" officeooo:paragraph-rsid="000ae731"/>
    </style:style>
    <style:style style:name="P2" style:family="paragraph" style:parent-style-name="Table_20_Contents">
      <style:paragraph-properties fo:text-align="center" style:justify-single-word="false"/>
      <style:text-properties style:font-name="Verdana" fo:font-size="10pt" fo:language="es" fo:country="ES" officeooo:paragraph-rsid="0019777a" style:font-size-asian="10.5pt"/>
    </style:style>
    <style:style style:name="P3" style:family="paragraph" style:parent-style-name="titulo_20_general_20_left">
      <style:text-properties style:font-name="Verdana" fo:language="es" fo:country="ES" officeooo:paragraph-rsid="0019777a"/>
    </style:style>
    <style:style style:name="P4" style:family="paragraph" style:parent-style-name="titulo_20_general_20_centrado">
      <style:text-properties fo:language="es" fo:country="ES" officeooo:rsid="0019f61e" officeooo:paragraph-rsid="0019f61e"/>
    </style:style>
    <style:style style:name="P5" style:family="paragraph" style:parent-style-name="titulo_20_general_20_centrado">
      <style:text-properties style:font-name="Verdana" fo:language="es" fo:country="ES" officeooo:paragraph-rsid="0019777a"/>
    </style:style>
    <style:style style:name="P6" style:family="paragraph" style:parent-style-name="titulo_20_general_20_centrado">
      <style:text-properties officeooo:paragraph-rsid="0019777a"/>
    </style:style>
    <style:style style:name="P7" style:family="paragraph" style:parent-style-name="texto_20_general">
      <style:text-properties style:font-name="Verdana" fo:language="es" fo:country="ES" fo:font-weight="normal" officeooo:paragraph-rsid="0019777a" style:font-weight-asian="normal" style:font-weight-complex="normal"/>
    </style:style>
    <style:style style:name="P8" style:family="paragraph" style:parent-style-name="texto_20_general">
      <style:text-properties style:font-name="Verdana" fo:language="es" fo:country="ES" fo:font-weight="normal" officeooo:paragraph-rsid="001b1fe4" style:font-weight-asian="normal" style:font-weight-complex="normal"/>
    </style:style>
    <style:style style:name="P9" style:family="paragraph" style:parent-style-name="texto_20_general">
      <style:text-properties style:font-name="Verdana" fo:language="es" fo:country="ES" fo:font-weight="bold" officeooo:paragraph-rsid="0019777a" style:font-weight-asian="bold" style:font-weight-complex="bold"/>
    </style:style>
    <style:style style:name="P10" style:family="paragraph" style:parent-style-name="texto_20_general">
      <style:text-properties style:font-name="Verdana" fo:language="es" fo:country="ES" fo:font-weight="bold" officeooo:rsid="001b1fe4" officeooo:paragraph-rsid="001b1fe4" style:font-weight-asian="bold" style:font-weight-complex="bold"/>
    </style:style>
    <style:style style:name="P11" style:family="paragraph" style:parent-style-name="texto_20_general">
      <style:text-properties style:font-name="Verdana" fo:language="es" fo:country="ES" fo:font-weight="bold" officeooo:paragraph-rsid="001b1fe4" style:font-weight-asian="bold" style:font-weight-complex="bold"/>
    </style:style>
    <style:style style:name="P12" style:family="paragraph" style:parent-style-name="texto_20_general">
      <style:text-properties style:font-name="Verdana" fo:language="es" fo:country="ES" officeooo:paragraph-rsid="0019777a"/>
    </style:style>
    <style:style style:name="P13" style:family="paragraph" style:parent-style-name="texto_20_general">
      <style:text-properties style:font-name="Verdana" fo:language="es" fo:country="ES" officeooo:paragraph-rsid="001b1fe4"/>
    </style:style>
    <style:style style:name="P14" style:family="paragraph" style:parent-style-name="texto_20_general">
      <style:text-properties style:font-name="Verdana" fo:language="es" fo:country="ES" officeooo:rsid="001bc37c" officeooo:paragraph-rsid="001bc37c"/>
    </style:style>
    <style:style style:name="P15" style:family="paragraph" style:parent-style-name="texto_20_general">
      <style:text-properties style:font-name="Verdana" officeooo:paragraph-rsid="0019777a"/>
    </style:style>
    <style:style style:name="P16" style:family="paragraph" style:parent-style-name="texto_20_general">
      <style:text-properties officeooo:paragraph-rsid="0019777a"/>
    </style:style>
    <style:style style:name="P17" style:family="paragraph" style:parent-style-name="texto_20_general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nombre_20_campo">
      <style:paragraph-properties fo:text-align="center" style:justify-single-word="false"/>
      <style:text-properties style:font-name="Verdana" fo:language="es" fo:country="ES" officeooo:paragraph-rsid="0019777a"/>
    </style:style>
    <style:style style:name="P19" style:family="paragraph" style:parent-style-name="nombre_20_campo">
      <style:text-properties style:font-name="Verdana" fo:language="es" fo:country="ES" officeooo:paragraph-rsid="0019777a"/>
    </style:style>
    <style:style style:name="P20" style:family="paragraph" style:parent-style-name="nombre_20_campo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texto_20_general">
      <style:text-properties style:font-name="Verdana" fo:language="es" fo:country="ES" officeooo:rsid="001d33e5" officeooo:paragraph-rsid="001d33e5"/>
    </style:style>
    <style:style style:name="P22" style:family="paragraph" style:parent-style-name="pie_20_pagina_20_principal">
      <style:paragraph-properties>
        <style:tab-stops>
          <style:tab-stop style:position="2.399cm"/>
          <style:tab-stop style:position="8.498cm" style:type="center"/>
          <style:tab-stop style:position="16.999cm" style:type="right"/>
        </style:tab-stops>
      </style:paragraph-properties>
      <style:text-properties style:font-name="Verdana" officeooo:rsid="001b8e52" officeooo:paragraph-rsid="0019777a"/>
    </style:style>
    <style:style style:name="P23" style:family="paragraph" style:parent-style-name="SECCION_20_NIVEL_20_1" style:master-page-name="solo_20_encabezamiento">
      <style:paragraph-properties style:page-number="auto"/>
      <style:text-properties style:font-name="Verdana" fo:language="es" fo:country="ES" officeooo:rsid="001b1fe4" officeooo:paragraph-rsid="001b1fe4"/>
    </style:style>
    <style:style style:name="P24" style:family="paragraph" style:parent-style-name="SECCION_20_NIVEL_20_2">
      <style:text-properties style:font-name="Verdana" fo:language="es" fo:country="ES" officeooo:rsid="001b1fe4" officeooo:paragraph-rsid="001b1fe4"/>
    </style:style>
    <style:style style:name="T1" style:family="text">
      <style:text-properties officeooo:rsid="001b8e52"/>
    </style:style>
    <style:style style:name="T2" style:family="text">
      <style:text-properties style:font-size-asian="10.5pt"/>
    </style:style>
    <style:style style:name="T3" style:family="text">
      <style:text-properties style:font-name="Verdana" fo:language="es" fo:country="ES"/>
    </style:style>
    <style:style style:name="T4" style:family="text">
      <style:text-properties style:font-name="Verdana" fo:language="es" fo:country="ES" officeooo:rsid="001bc37c"/>
    </style:style>
    <style:style style:name="T5" style:family="text">
      <style:text-properties officeooo:rsid="00036025"/>
    </style:style>
    <style:style style:name="T6" style:family="text">
      <style:text-properties officeooo:rsid="0019f61e"/>
    </style:style>
    <style:style style:name="T7" style:family="text">
      <style:text-properties officeooo:rsid="001b1fe4"/>
    </style:style>
    <style:style style:name="T8" style:family="text">
      <style:text-properties officeooo:rsid="001bc37c"/>
    </style:style>
    <style:style style:name="T9" style:family="text">
      <style:text-properties officeooo:rsid="001df841"/>
    </style:style>
    <style:style style:name="T10" style:family="text">
      <style:text-properties officeooo:rsid="002271a4"/>
    </style:style>
    <style:style style:name="T11" style:family="text">
      <style:text-properties fo:color="#636b70" fo:font-size="8pt" fo:language="en" fo:country="GB" style:font-size-asian="8pt" style:font-size-complex="8pt"/>
    </style:style>
    <style:style style:name="T12" style:family="text">
      <style:text-properties fo:color="#636b70" fo:font-size="8pt" fo:language="en" fo:country="GB" officeooo:rsid="002271a4" style:font-size-asian="8pt" style:font-size-complex="8pt"/>
    </style:style>
    <style:style style:name="T13" style:family="text">
      <style:text-properties fo:color="#636b70" fo:font-size="8pt" fo:language="en" fo:country="GB" officeooo:rsid="001b8e52" style:font-size-asian="8pt" style:font-size-complex="8pt"/>
    </style:style>
    <style:style style:name="T14" style:family="text">
      <style:text-properties fo:color="#636b70" fo:font-size="8pt" fo:language="en" fo:country="GB" officeooo:rsid="00251f05" style:font-size-asian="8pt" style:font-size-complex="8pt"/>
    </style:style>
    <style:style style:name="T15" style:family="text">
      <style:text-properties fo:color="#636b70" fo:font-size="8pt" fo:language="en" fo:country="GB" officeooo:rsid="0025ce3a" style:font-size-asian="8pt" style:font-size-complex="8pt"/>
    </style:style>
    <style:style style:name="T16" style:family="text">
      <style:text-properties officeooo:rsid="00251f05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NiceWareHeader" table:style-name="NiceWareHeader">
        <table:table-column table:style-name="NiceWareHeader.A" table:number-columns-repeated="3"/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</table:table>
      <text:p text:style-name="Standard"/>
      <text:p text:style-name="P6"/>
      <text:p text:style-name="P4">FASE(N)</text:p>
      <text:p text:style-name="P12"/>
      <text:p text:style-name="P3">Datos <text:span text:style-name="T2">generales</text:span></text:p>
      <text:p text:style-name="P14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9">Proyecto:</text:p>
          </table:table-cell>
          <table:table-cell table:style-name="Tabla2.A1" office:value-type="string">
            <text:p text:style-name="P12"><text:s/><text:span text:style-name="T9">CanHack-about</text:span></text:p>
          </table:table-cell>
        </table:table-row>
        <table:table-row>
          <table:table-cell table:style-name="Tabla2.A1" office:value-type="string">
            <text:p text:style-name="P19"><text:span text:style-name="T8">FASE</text:span>:</text:p>
          </table:table-cell>
          <table:table-cell table:style-name="Tabla2.A1" office:value-type="string">
            <text:p text:style-name="P16"><text:span text:style-name="T3"><text:s/></text:span><text:span text:style-name="T4">FASE</text:span><text:span text:style-name="Estilo_20_Arial"><text:span text:style-name="T3"> </text:span></text:span><text:span text:style-name="Estilo_20_Arial"><text:span text:style-name="T4">n</text:span></text:span><text:span text:style-name="Estilo_20_Arial"><text:span text:style-name="T3">. </text:span></text:span><text:span text:style-name="Estilo_20_Arial"><text:span text:style-name="T4">Objeto del documento</text:span></text:span></text:p>
          </table:table-cell>
        </table:table-row>
        <table:table-row>
          <table:table-cell table:style-name="Tabla2.A1" office:value-type="string">
            <text:p text:style-name="P19">Estado:</text:p>
          </table:table-cell>
          <table:table-cell table:style-name="Tabla2.A1" office:value-type="string">
            <text:p text:style-name="P12"><text:s/>En proceso</text:p>
          </table:table-cell>
        </table:table-row>
        <table:table-row>
          <table:table-cell table:style-name="Tabla2.A1" office:value-type="string">
            <text:p text:style-name="P19">Fichero:</text:p>
          </table:table-cell>
          <table:table-cell table:style-name="Tabla2.A1" office:value-type="string">
            <text:p text:style-name="P12"><text:s/><text:span text:style-name="T8">FASE</text:span>(<text:span text:style-name="T8">N</text:span>).odt</text:p>
          </table:table-cell>
        </table:table-row>
        <table:table-row>
          <table:table-cell table:style-name="Tabla2.A1" office:value-type="string">
            <text:p text:style-name="P19">Creado el:</text:p>
          </table:table-cell>
          <table:table-cell table:style-name="Tabla2.A1" office:value-type="string">
            <text:p text:style-name="P12"><text:date style:data-style-name="N36" text:date-value="2014-08-25T20:06:48.608155301" text:fixed="true">25/08/2014</text:date></text:p>
          </table:table-cell>
        </table:table-row>
        <table:table-row>
          <table:table-cell table:style-name="Tabla2.A1" office:value-type="string">
            <text:p text:style-name="P19">Último cambio:</text:p>
          </table:table-cell>
          <table:table-cell table:style-name="Tabla2.A1" office:value-type="string">
            <text:p text:style-name="P12"><text:date style:data-style-name="N36" text:date-value="2014-08-25T20:10:22.372439154">25/08/2014</text:date></text:p>
          </table:table-cell>
        </table:table-row>
        <table:table-row>
          <table:table-cell table:style-name="Tabla2.A1" office:value-type="string">
            <text:p text:style-name="P19">Preparado por:</text:p>
          </table:table-cell>
          <table:table-cell table:style-name="Tabla2.A1" office:value-type="string">
            <text:p text:style-name="P21"/>
          </table:table-cell>
        </table:table-row>
      </table:table>
      <text:p text:style-name="P5"/>
      <text:p text:style-name="P3">Control de versiones</text:p>
      <text:p text:style-name="P12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8">Versión</text:p>
          </table:table-cell>
          <table:table-cell table:style-name="Tabla3.A1" office:value-type="string">
            <text:p text:style-name="P18">Fecha</text:p>
          </table:table-cell>
        </table:table-row>
        <table:table-row>
          <table:table-cell table:style-name="Tabla3.A1" office:value-type="string">
            <text:p text:style-name="P2">1.0</text:p>
          </table:table-cell>
          <table:table-cell table:style-name="Tabla3.A1" office:value-type="string">
            <text:p text:style-name="P2"><text:date style:data-style-name="N36" text:date-value="2014-08-25T20:07:57.525733108" text:fixed="true">25/08/2014</text:date></text:p>
          </table:table-cell>
        </table:table-row>
        <table:table-row>
          <table:table-cell table:style-name="Tabla3.A1" office:value-type="string">
            <text:p text:style-name="P2"/>
          </table:table-cell>
          <table:table-cell table:style-name="Tabla3.A1" office:value-type="string">
            <text:p text:style-name="P2"/>
          </table:table-cell>
        </table:table-row>
      </table:table>
      <text:p text:style-name="P12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table-of-content text:style-name="Sect1" text:protected="true" text:name="Índice de contenido1">
        <text:table-of-content-source text:outline-level="10" text:use-outline-level="false" text:use-index-source-styles="true">
          <text:index-title-template text:style-name="Contents_20_Heading">Índice</text:index-title-template>
          <text:table-of-content-entry-template text:outline-level="1" text:style-name="nombre_20_campo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texto_20_general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texto_20_general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SECCION_20_NIVEL_20_1"/>
          </text:index-source-styles>
          <text:index-source-styles text:outline-level="2">
            <text:index-source-style text:style-name="SECCION_20_NIVEL_20_2"/>
          </text:index-source-styles>
          <text:index-source-styles text:outline-level="3">
            <text:index-source-style text:style-name="SECCION_5f_5f_5f_20_5f_5f_5f_NIVEL_5f_5f_5f_20_5f_5f_5f_3"/>
          </text:index-source-styles>
        </text:table-of-content-source>
        <text:index-body>
          <text:index-title text:style-name="Sect2" text:name="Índice de contenido1_Head">
            <text:p text:style-name="Contents_20_Heading"><text:soft-page-break/>Índice</text:p>
          </text:index-title>
          <text:p text:style-name="P20">1. Título de nivel 1<text:tab/>3</text:p>
          <text:p text:style-name="P17"><text:s/>1.1. Título de nivel 2<text:tab/>3</text:p>
          <text:p text:style-name="P20">2. Título de nivel 1<text:tab/>4</text:p>
          <text:p text:style-name="P17"><text:s/>2.1. Título de nivel 2<text:tab/>4</text:p>
        </text:index-body>
      </text:table-of-content>
      <text:p text:style-name="P15"/>
      <text:list xml:id="list7441257427270521080" text:style-name="LISTA_20_SECCIONES">
        <text:list-item>
          <text:p text:style-name="P23">Título de nivel 1</text:p>
        </text:list-item>
      </text:list>
      <text:p text:style-name="P12"/>
      <text:list xml:id="list201024285430480" text:continue-numbering="true" text:style-name="LISTA_20_SECCIONES">
        <text:list-item>
          <text:list>
            <text:list-item>
              <text:p text:style-name="P24">Título de nivel 2</text:p>
            </text:list-item>
          </text:list>
        </text:list-item>
      </text:list>
      <text:p text:style-name="P12"/>
      <text:p text:style-name="P10">Subtítulo de nivel 2 (sin formato de sección)</text:p>
      <text:p text:style-name="P9"/>
      <text:p text:style-name="P7"><text:span text:style-name="T7">Texto general de párrafo</text:span>.</text:p>
      <text:p text:style-name="P7"/>
      <text:list xml:id="list201023035025240" text:continue-numbering="true" text:style-name="LISTA_20_SECCIONES">
        <text:list-item>
          <text:p text:style-name="P23">Título de nivel 1</text:p>
        </text:list-item>
      </text:list>
      <text:p text:style-name="P13"/>
      <text:list xml:id="list201022866242646" text:continue-numbering="true" text:style-name="LISTA_20_SECCIONES">
        <text:list-item>
          <text:list>
            <text:list-item>
              <text:p text:style-name="P24">Título de nivel 2</text:p>
            </text:list-item>
          </text:list>
        </text:list-item>
      </text:list>
      <text:p text:style-name="P13"/>
      <text:p text:style-name="P10">Subtítulo de nivel 2 (sin formato de sección)</text:p>
      <text:p text:style-name="P11"/>
      <text:p text:style-name="P8"><text:span text:style-name="T7">Texto general de párrafo</text:span>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ITCLegacySans LT Book" svg:font-family="'ITCLegacySans LT Boo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ITCLegacySans LT Book2" svg:font-family="'ITCLegacySans LT Book'" style:font-adornments="Negrita" style:font-family-generic="swiss" style:font-pitch="variable"/>
    <style:font-face style:name="ITCLegacySans LT Book1" svg:font-family="'ITCLegacySans LT Book'" style:font-adornments="Predeterminado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s" fo:country="ES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pie_20_pagina_20_principal" style:display-name="pie pagina principal" style:family="paragraph" style:parent-style-name="Footnote">
      <style:paragraph-properties fo:text-align="center" style:justify-single-word="false"/>
      <style:text-properties fo:color="#4c4c4c" style:font-name="ITCLegacySans LT Book1" fo:font-family="'ITCLegacySans LT Book'" style:font-style-name="Predeterminado" style:font-family-generic="swiss" style:font-pitch="variable" fo:font-size="8pt" style:font-size-asian="10.5pt"/>
    </style:style>
    <style:style style:name="texto_20_general" style:display-name="texto general" style:family="paragraph" style:parent-style-name="Standard" style:master-page-name="">
      <style:paragraph-properties fo:text-align="justify" style:justify-single-word="false" style:page-number="auto"/>
      <style:text-properties fo:color="#4c4c4c" style:font-name="ITCLegacySans LT Book1" fo:font-family="'ITCLegacySans LT Book'" style:font-style-name="Predeterminado" style:font-family-generic="swiss" style:font-pitch="variable" fo:font-size="11pt" style:font-size-asian="10.5pt"/>
    </style:style>
    <style:style style:name="titulo_20_general_20_centrado" style:display-name="titulo general centrado" style:family="paragraph" style:parent-style-name="Standard" style:next-style-name="texto_20_general" style:master-page-name="">
      <style:paragraph-properties fo:text-align="center" style:justify-single-word="false" style:page-number="auto" style:vertical-align="middle">
        <style:tab-stops/>
      </style:paragraph-properties>
      <style:text-properties fo:color="#666666" style:font-name="ITCLegacySans LT Book2" fo:font-family="'ITCLegacySans LT Book'" style:font-style-name="Negrita" style:font-family-generic="swiss" style:font-pitch="variable" fo:font-size="14pt" fo:font-weight="bold" style:font-size-asian="10.5pt"/>
    </style:style>
    <style:style style:name="titulo_20_general_20_left" style:display-name="titulo general left" style:family="paragraph" style:parent-style-name="titulo_20_general_20_centrado" style:next-style-name="texto_20_general">
      <style:paragraph-properties fo:text-align="start" style:justify-single-word="false"/>
    </style:style>
    <style:style style:name="nombre_20_campo" style:display-name="nombre campo" style:family="paragraph" style:parent-style-name="Standard" style:next-style-name="Standard">
      <style:paragraph-properties fo:text-align="end" style:justify-single-word="false"/>
      <style:text-properties fo:color="#4c4c4c" style:font-name="ITCLegacySans LT Book1" fo:font-family="'ITCLegacySans LT Book'" style:font-style-name="Predeterminado" style:font-family-generic="swiss" style:font-pitch="variable" fo:font-size="11pt" fo:font-weight="bold" style:font-size-asian="10.5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ECCION_20_NIVEL_20_1" style:display-name="SECCION NIVEL 1" style:family="paragraph" style:parent-style-name="texto_20_general" style:next-style-name="texto_20_general" style:list-style-name="LISTA_20_SECCIONES" style:master-page-name="">
      <style:paragraph-properties fo:text-align="start" style:justify-single-word="false" style:page-number="auto" text:number-lines="true" text:line-number="0"/>
      <style:text-properties fo:font-size="11pt" fo:font-weight="bold" style:font-size-asian="10.5pt"/>
    </style:style>
    <style:style style:name="cabecera_20_general" style:display-name="cabecera general" style:family="paragraph">
      <style:paragraph-properties fo:text-align="center" style:justify-single-word="false"/>
    </style:style>
    <style:style style:name="SECCION_20_NIVEL_20_2" style:display-name="SECCION NIVEL 2" style:family="paragraph" style:parent-style-name="texto_20_general" style:next-style-name="texto_20_general" style:list-style-name="LISTA_20_SECCIONES">
      <style:paragraph-properties text:number-lines="true" text:line-number="0"/>
      <style:text-properties fo:font-weight="bold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uente_20_de_20_párrafo_20_predeter." style:display-name="Fuente de párrafo predeter." style:family="text"/>
    <style:style style:name="Estilo_20_Arial" style:display-name="Estilo Arial" style:family="text" style:parent-style-name="Fuente_20_de_20_párrafo_20_predeter.">
      <style:text-properties fo:color="#636b70" style:font-name="ITCLegacySans LT Book" fo:font-family="'ITCLegacySans LT Book'" style:font-pitch="variable"/>
    </style:style>
    <style:style style:name="Numbering_20_Symbols" style:display-name="Numbering Symbols" style:family="text">
      <style:text-properties style:font-name="Verdana" fo:font-family="Verdana" style:font-family-generic="swiss" style:font-pitch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A_20_SECCIONES" style:display-name="LISTA SECCIONES">
      <text:list-level-style-number text:level="1" text:style-name="Numbering_20_Symbols" style:num-suffix=". " style:num-format="1">
        <style:list-level-properties text:min-label-width="0.635cm"/>
      </text:list-level-style-number>
      <text:list-level-style-number text:level="2" text:style-name="Numbering_20_Symbols" style:num-prefix=" " style:num-suffix=". " style:num-format="1" text:display-levels="2">
        <style:list-level-properties text:min-label-width="0.635cm"/>
      </text:list-level-style-number>
      <text:list-level-style-number text:level="3" text:style-name="Numbering_20_Symbols" style:num-prefix=" " style:num-suffix=". " style:num-format="1" text:display-levels="3">
        <style:list-level-properties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pie_20_pagina_20_principal">
      <style:paragraph-properties>
        <style:tab-stops>
          <style:tab-stop style:position="2.399cm"/>
          <style:tab-stop style:position="8.498cm" style:type="center"/>
          <style:tab-stop style:position="16.999cm" style:type="right"/>
        </style:tab-stops>
      </style:paragraph-properties>
      <style:text-properties style:font-name="Verdana" officeooo:rsid="001b8e52" officeooo:paragraph-rsid="0019777a"/>
    </style:style>
    <style:style style:name="MP2" style:family="paragraph" style:parent-style-name="pie_20_pagina_20_principal">
      <style:paragraph-properties>
        <style:tab-stops>
          <style:tab-stop style:position="2.399cm"/>
          <style:tab-stop style:position="8.498cm" style:type="center"/>
          <style:tab-stop style:position="16.999cm" style:type="right"/>
        </style:tab-stops>
      </style:paragraph-properties>
      <style:text-properties style:font-name="Verdana" officeooo:rsid="001a661c" officeooo:paragraph-rsid="000ae731"/>
    </style:style>
    <style:style style:name="MT1" style:family="text">
      <style:text-properties fo:color="#636b70" fo:font-size="8pt" fo:language="en" fo:country="GB" style:font-size-asian="8pt" style:font-size-complex="8pt"/>
    </style:style>
    <style:style style:name="MT2" style:family="text">
      <style:text-properties fo:color="#636b70" fo:font-size="8pt" fo:language="en" fo:country="GB" officeooo:rsid="0025ce3a" style:font-size-asian="8pt" style:font-size-complex="8pt"/>
    </style:style>
    <style:style style:name="MT3" style:family="text">
      <style:text-properties fo:color="#636b70" fo:font-size="8pt" fo:language="en" fo:country="GB" officeooo:rsid="001b8e52" style:font-size-asian="8pt" style:font-size-complex="8pt"/>
    </style:style>
    <style:style style:name="MT4" style:family="text">
      <style:text-properties fo:color="#636b70" fo:font-size="8pt" fo:language="en" fo:country="GB" officeooo:rsid="00251f05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Email: </text:span><text:span text:style-name="MT2">you@canhack.it</text:span></text:p>
      </style:footer>
    </style:master-page>
    <style:master-page style:name="solo_20_encabezamiento" style:display-name="solo encabezamiento" style:page-layout-name="Mpm2">
      <style:header>
        <text:p text:style-name="cabecera_20_general"/>
      </style:header>
      <style:footer>
        <text:p text:style-name="MP2"><text:span text:style-name="MT3">Email: </text:span><text:span text:style-name="MT2">you</text:span><text:span text:style-name="MT3">@</text:span><text:span text:style-name="MT4">canhack.</text:span><text:span text:style-name="MT2">it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3T16:19:58.315000000</meta:creation-date>
    <dc:date>2014-08-25T20:10:22.326681464</dc:date>
    <meta:editing-duration>PT9M10S</meta:editing-duration>
    <meta:editing-cycles>13</meta:editing-cycles>
    <meta:generator>LibreOffice/4.2.4.2$Linux_X86_64 LibreOffice_project/420m0$Build-2</meta:generator>
    <meta:document-statistic meta:table-count="3" meta:image-count="0" meta:object-count="0" meta:page-count="4" meta:paragraph-count="35" meta:word-count="104" meta:character-count="588" meta:non-whitespace-character-count="511"/>
  </office:meta>
</office:document-meta>
</file>